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language="es" fo:country="ES"/>
    </style:style>
    <style:style style:name="P2" style:parent-style-name="Standard" style:family="paragraph">
      <style:text-properties fo:language="es" fo:country="ES"/>
    </style:style>
    <style:style style:name="P3" style:parent-style-name="Standard" style:family="paragraph">
      <style:text-properties fo:language="es" fo:country="ES"/>
    </style:style>
    <style:style style:name="P4" style:parent-style-name="Standard" style:family="paragraph">
      <style:text-properties fo:language="es" fo:country="ES"/>
    </style:style>
    <style:style style:name="P5" style:parent-style-name="Standard" style:family="paragraph">
      <style:text-properties fo:language="es" fo:country="ES"/>
    </style:style>
    <style:style style:name="P6" style:parent-style-name="Standard" style:family="paragraph">
      <style:text-properties fo:language="es" fo:country="ES"/>
    </style:style>
    <style:style style:name="P7" style:parent-style-name="Standard" style:family="paragraph">
      <style:text-properties fo:language="es" fo:country="ES"/>
    </style:style>
    <style:style style:name="P8" style:parent-style-name="Standard" style:family="paragraph">
      <style:text-properties fo:language="es" fo:country="ES"/>
    </style:style>
  </office:automatic-styles>
  <office:body>
    <office:text text:use-soft-page-breaks="true">
      <text:p text:style-name="P1">- Los Sistemas de gestión de almacenes (SGA) se distinguen por ofrecer una gestión operativa granular sobre las existencias en almacén y los procesos que transcurren en este como la recepción y expedición de mercancías.</text:p>
      <text:p text:style-name="P2">- Rara vez se ofrecen como productos informáticos acompañados de funcionalidades como análisis inteligentes de los datos guardados con la ejecución de los procesos para contribuir a la gestión táctica y estratégica.</text:p>
      <text:p text:style-name="P3">- Este proyecto es una versión demo del desarrollo de un<text:s/>módulo<text:s/>inteligente acoplado a un SGA.</text:p>
      <text:p text:style-name="P4">- Los datos son de prueba, y se accede a través de ficheros Excel.</text:p>
      <text:p text:style-name="P5">- Los antecedentes de su desarrollo se encuentran en que muchas veces<text:s/>hay<text:s/>clientes<text:s/>que piden<text:s/>se le exportara datos históricos almacenados en la base de datos del sga para hacer análisis de tipo inteligencia de negocios.</text:p>
      <text:p text:style-name="P6">- Por tanto el objetivo del proyecto es favorecer la realización de este tipo de análisis por parte del cliente usando las funcionalidades del mismo SGA, con el valor agregado de la experticia en consultoría logística del equipo de diseño y desarrollo del SGA,<text:s/>además<text:s/>del valor agregado del uso de agentes de Inteligencia Artificial para la profundización en los análisis que se realicen.</text:p>
      <text:p text:style-name="P7"/>
      <text:p text:style-name="P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orge Israel Frómeta Moya</dc:creator>
    <meta:creation-date>2017-01-01T14:28:00Z</meta:creation-date>
    <dc:date>2025-11-20T12:07:00Z</dc:date>
    <meta:template xlink:href="Normal.dotm" xlink:type="simple"/>
    <meta:editing-cycles>1</meta:editing-cycles>
    <meta:editing-duration>PT120S</meta:editing-duration>
    <meta:document-statistic meta:page-count="1" meta:paragraph-count="2" meta:word-count="186" meta:character-count="1207" meta:row-count="8" meta:non-whitespace-character-count="1023"/>
  </office:meta>
</office:document-meta>
</file>